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aramond1" svg:font-family="Garamond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0000"/>
    </style:style>
    <style:style style:name="P4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6666ff" style:text-line-through-style="none" style:text-line-through-type="none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loext:graphic-properties draw:fill="solid" draw:fill-color="#282a36"/>
      <style:paragraph-properties fo:line-height="137%" fo:text-align="justify" style:justify-single-word="false" fo:background-color="#282a36"/>
    </style:style>
    <style:style style:name="P7" style:family="paragraph" style:parent-style-name="Standard">
      <loext:graphic-properties draw:fill="solid" draw:fill-color="#282a36"/>
      <style:paragraph-properties fo:line-height="137%" fo:text-align="justify" style:justify-single-word="false" fo:background-color="#282a36"/>
      <style:text-properties fo:color="#f8f8f2" style:font-name="Consolas" style:font-name-asian="Consolas1" style:font-name-complex="Consolas1"/>
    </style:style>
    <style:style style:name="P8" style:family="paragraph" style:parent-style-name="Standard">
      <style:paragraph-properties fo:text-align="justify" style:justify-single-word="false"/>
      <style:text-properties fo:color="#ff0000"/>
    </style:style>
    <style:style style:name="P9" style:family="paragraph" style:parent-style-name="Standard" style:master-page-name="First_20_Page">
      <style:paragraph-properties fo:text-align="justify" style:justify-single-word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fo:color="#000000"/>
    </style:style>
    <style:style style:name="T4" style:family="text">
      <style:text-properties fo:color="#000000" style:text-position="super 58%"/>
    </style:style>
    <style:style style:name="T5" style:family="text">
      <style:text-properties fo:color="#000000"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/>
    </style:style>
    <style:style style:name="T6" style:family="text">
      <style:text-properties fo:color="#000000" style:text-line-through-style="none" style:text-line-through-type="none" fo:font-size="12pt" fo:font-style="normal" style:text-underline-style="none" fo:font-weight="bold" style:font-size-asian="12pt" style:font-style-asian="normal" style:font-weight-asian="bold" style:font-size-complex="12pt"/>
    </style:style>
    <style:style style:name="T7" style:family="text">
      <style:text-properties fo:color="#000000" style:text-line-through-style="none" style:text-line-through-type="none" fo:font-size="12pt" fo:font-style="italic" style:text-underline-style="none" fo:font-weight="normal" style:font-size-asian="12pt" style:font-style-asian="italic" style:font-weight-asian="normal" style:font-size-complex="12pt"/>
    </style:style>
    <style:style style:name="T8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9" style:family="text">
      <style:text-properties fo:color="#000000" style:text-line-through-style="none" style:text-line-through-type="none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10" style:family="text">
      <style:text-properties fo:color="#000000" style:text-line-through-style="none" style:text-line-through-type="none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T11" style:family="text">
      <style:text-properties fo:color="#6666ff"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/>
    </style:style>
    <style:style style:name="T12" style:family="text">
      <style:text-properties fo:color="#6666ff" style:text-line-through-style="none" style:text-line-through-type="none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3" style:family="text">
      <style:text-properties fo:color="#6666ff" style:text-line-through-style="none" style:text-line-through-type="none" style:text-position="super 58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14" style:family="text">
      <style:text-properties fo:color="#f8f8f2" style:font-name="Consolas" style:font-name-asian="Consolas1" style:font-name-complex="Consolas1"/>
    </style:style>
    <style:style style:name="T15" style:family="text">
      <style:text-properties fo:color="#ff79c6" style:font-name="Consolas" style:font-name-asian="Consolas1" style:font-name-complex="Consolas1"/>
    </style:style>
    <style:style style:name="T16" style:family="text">
      <style:text-properties fo:color="#8be9fd" style:font-name="Consolas" fo:font-style="italic" style:font-name-asian="Consolas1" style:font-style-asian="italic" style:font-name-complex="Consolas1"/>
    </style:style>
    <style:style style:name="T17" style:family="text">
      <style:text-properties fo:color="#50fa7b" style:font-name="Consolas" style:font-name-asian="Consolas1" style:font-name-complex="Consolas1"/>
    </style:style>
    <style:style style:name="T18" style:family="text">
      <style:text-properties fo:color="#ffb86c" style:font-name="Consolas" fo:font-style="italic" style:font-name-asian="Consolas1" style:font-style-asian="italic" style:font-name-complex="Consolas1"/>
    </style:style>
    <style:style style:name="T19" style:family="text">
      <style:text-properties fo:color="#bd93f9" style:font-name="Consolas" style:font-name-asian="Consolas1" style:font-name-complex="Consolas1"/>
    </style:style>
    <style:style style:name="T20" style:family="text">
      <style:text-properties fo:color="#bd93f9" style:font-name="Consolas" fo:font-style="italic" style:font-name-asian="Consolas1" style:font-style-asian="italic" style:font-name-complex="Consolas1"/>
    </style:style>
    <style:style style:name="T21" style:family="text">
      <style:text-properties fo:color="#6272a4" style:font-name="Consolas" style:font-name-asian="Consolas1" style:font-name-complex="Consolas1"/>
    </style:style>
    <style:style style:name="T22" style:family="text">
      <style:text-properties fo:color="#e9f284" style:font-name="Consolas" style:font-name-asian="Consolas1" style:font-name-complex="Consolas1"/>
    </style:style>
    <style:style style:name="T23" style:family="text">
      <style:text-properties fo:color="#f1fa8c" style:font-name="Consolas" style:font-name-asian="Consolas1" style:font-name-complex="Consolas1"/>
    </style:style>
    <style:style style:name="T24" style:family="text">
      <style:text-properties fo:color="#ff0000"/>
    </style:style>
    <style:style style:name="T25" style:family="text">
      <style:text-properties fo:color="#ff0000"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T198 – Construção e Análise de Algoritmos</text:span></text:p>
      <text:p text:style-name="P1"><text:span text:style-name="T1">Prof. Napoleão Nepomuceno / Prof. Cenez de Rezende</text:span></text:p>
      <text:p text:style-name="P2"><text:span text:style-name="T1">Projeto – Otimização da Aquisição de Contratos do Mercado Livre de Energia</text:span></text:p>
      <text:p text:style-name="P1"><text:span text:style-name="T3">Data da 3</text:span><text:span text:style-name="T4">a</text:span><text:span text:style-name="T3"> entrega: 05/07/2020</text:span></text:p>
      <text:p text:style-name="P1"><text:span text:style-name="T3">Apresentações: 06/07/2020 e 08/07/2020</text:span></text:p>
      <text:p text:style-name="P3"/>
      <text:p text:style-name="P1"><text:span text:style-name="T11">Objetivos</text:span></text:p>
      <text:p text:style-name="P4"/>
      <text:p text:style-name="P1"><text:span text:style-name="T5">Neste projeto, abordamos o Problema de Aquisição de Contratos do Mercado Livre de Energia, um problema de otimização de grande relevância prática no contexto atual, visto sua importância econômica e sua relação com o desenvolvimento sustentável. Propõe-se este problema como mais uma ação da trajetória de formação discente em programação de computadores, com o objetivo de abordar conceitos e técnicas de construção e análise de algoritmos, fazendo uso de algoritmos de busca e de ordenação, e empregando diferentes estratégias de resolução de problemas para tratar situações reais.</text:span></text:p>
      <text:p text:style-name="P4"/>
      <text:p text:style-name="P1"><text:span text:style-name="T11">Contextualização</text:span></text:p>
      <text:p text:style-name="P4"/>
      <text:p text:style-name="P1"><text:span text:style-name="T6">Fonte:</text:span></text:p>
      <text:p text:style-name="P1"><text:a xlink:type="simple" xlink:href="https://blog.bluesol.com.br/fazenda-solar/" text:style-name="ListLabel_20_1" text:visited-style-name="ListLabel_20_1"><text:span text:style-name="T5">https://blog.bluesol.com.br/fazenda-solar/</text:span></text:a><text:span text:style-name="T5"> </text:span></text:p>
      <text:p text:style-name="P1"><text:a xlink:type="simple" xlink:href="https://www.portalsolar.com.br/como-vender-energia-solar" text:style-name="ListLabel_20_1" text:visited-style-name="ListLabel_20_1"><text:span text:style-name="T5">https://www.portalsolar.com.br/como-vender-energia-solar</text:span></text:a><text:span text:style-name="T5"> </text:span></text:p>
      <text:p text:style-name="P4"/>
      <text:p text:style-name="P1"><text:span text:style-name="T6">Geração de Energia Solar</text:span></text:p>
      <text:p text:style-name="P4"/>
      <text:p text:style-name="P1"><text:span text:style-name="T5">Com a abundância de sol em nosso planeta e seu enorme potencial para geração elétrica, cultivar a produção de energia solar se tornou tão vantajoso que se criou uma nova modalidade no mundo: a fazenda solar. Com a alta aplicabilidade da tecnologia fotovoltaica e a oferta da luz do sol em todo lugar, qualquer pessoa ou empresa pode gerar a sua energia e utilizá-la para diversos fins, seja economizar na conta de luz, seja revendê-la.</text:span></text:p>
      <text:p text:style-name="P4"/>
      <text:p text:style-name="P1"><text:soft-page-break/><text:span text:style-name="T5">No Brasil, enquanto o número de pessoas gerando energia em suas casas para desconto na conta de luz sobe ano a ano, projetos de usinas solares também começam a ganhar ritmo e se espalham pelo país, principalmente no Nordeste. Devido às últimas regulamentações do segmento de geração distribuída, criou-se um novo modelo de comercialização de energia elétrica gerada por placas solares.</text:span></text:p>
      <text:p text:style-name="P4"/>
      <text:p text:style-name="P1"><text:span text:style-name="T5">Vale ainda ressaltar que fazendas solares ganharam destaque devido ao uso de tecnologias de ponta e por deixarem 100% limpo o sistema elétrico de comunidades inteiras, tornando-se exemplo de sustentabilidade. </text:span></text:p>
      <text:p text:style-name="P4"/>
      <text:p text:style-name="P1"><text:span text:style-name="T6">Mercado Livre de Energia</text:span></text:p>
      <text:p text:style-name="P4"/>
      <text:p text:style-name="P1"><text:span text:style-name="T5">O Mercado Livre de Energia funciona como um ambiente de contratação livre, portanto, mais independente. Isto quer dizer que ele permite a comercialização de energia e estimula a livre concorrência entre produtores e geradores, tornando os custos para compra de energia elétrica mais acessíveis. Nesse modelo de contratação, o consumidor pode escolher seu fornecedor de energia de acordo com o SIN (Sistema Interligado Nacional) e negociar seus preços, preferências e conveniências.</text:span></text:p>
      <text:p text:style-name="P4"/>
      <text:p text:style-name="P1"><text:span text:style-name="T5">Na verdade, os consumidores do mercado livre podem adquirir energia diretamente das fontes geradoras, como hidrelétricas e termelétricas, ou das comercializadoras, como concessionárias e permissionárias, através de contratos pelos quais são negociados o valor da tarifa, o prazo e o volume. Assim, esses consumidores podem pagar duas ou mais contas de energia, sendo uma pela distribuição (devida à distribuidora local) e as outras pelo valor da energia que comprou dos diferentes fornecedores.</text:span></text:p>
      <text:p text:style-name="P4"/>
      <text:p text:style-name="P1"><text:span text:style-name="T5">O mercado livre conta assim com diversas vantagens, tais como poder de escolha entre diferentes opções de fornecedores, flexibilidade de escolha entre fontes de energia do SIN, concorrência que estimula a redução de preços e o gerenciamento do seu negócio de forma mais independente.</text:span></text:p>
      <text:p text:style-name="P4"/>
      <text:p text:style-name="P1"><text:span text:style-name="T11">Problematização</text:span></text:p>
      <text:p text:style-name="P4"/>
      <text:p text:style-name="P1"><text:span text:style-name="T5">Considere que a sua equipe está sendo contratada por uma indústria com a finalidade de realizar, de forma econômica, a compra de contratos de energia para os próximos </text:span><text:span text:style-name="T7">n</text:span><text:span text:style-name="T5"> meses (1, 2, …, </text:span><text:span text:style-name="T7">n</text:span><text:span text:style-name="T5">). No mercado, atuam </text:span><text:span text:style-name="T7">m</text:span><text:span text:style-name="T5"> fornecedores de energia (1, 2, …, </text:span><text:span text:style-name="T7">m</text:span><text:span text:style-name="T5">) que oferecem contratos com diferentes horizontes de tempo e preços diversos. A sua equipe está encarregada em definir, dentre os contratos ofertados no mercado, um subconjunto que atenda de forma econômica a demanda de energia da indústria no período integral de </text:span><text:span text:style-name="T7">n</text:span><text:span text:style-name="T5"> meses, sabendo que é possível manter contratos com diferentes fornecedores, ainda que se pague uma taxa </text:span><text:span text:style-name="T7">t</text:span><text:span text:style-name="T5">, paga à companhia de distribuição de energia, a cada mudança de fornecedor. Considere ainda que o consumo da empresa não varia ao longo dos meses. Assim, um contrato pode ser caracterizado por um fornecedor, um mês de início do fornecimento, um mês de fim do fornecimento e o valor do contrato. Como exemplo, o contrato &lt;1; 1; 5; 10.0&gt; refere-se a um contrato do fornecedor 1 que se compromete a fornecer energia durante os meses de 1 a 5 com um valor total de $10,0. Para um mesmo fornecedor, os contratos seguem as regras de formação de preço:</text:span></text:p>
      <text:p text:style-name="P4"/>
      <text:p text:style-name="P1"><text:span text:style-name="T5">a) Um contrato referente ao período completo do mês </text:span><text:span text:style-name="T7">i</text:span><text:span text:style-name="T5"> ao mês </text:span><text:span text:style-name="T7">j</text:span><text:span text:style-name="T5"> jamais possui valor inferior ao valor de um contrato cuja abrangência está contida entre o período do mês </text:span><text:span text:style-name="T7">i</text:span><text:span text:style-name="T5"> ao mês </text:span><text:span text:style-name="T7">j</text:span><text:span text:style-name="T5">. Por exemplo, o contrato</text:span></text:p>
      <text:p text:style-name="P1"><text:span text:style-name="T5">&lt;1; 1; 3; 108.0&gt; tem obrigatoriamente valor maior ou igual ao valor dos contratos:</text:span></text:p>
      <text:p text:style-name="P1"><text:span text:style-name="T5">&lt;1; 1; 1; 10.0&gt;; ou</text:span></text:p>
      <text:p text:style-name="P1"><text:span text:style-name="T5">&lt;1; 1; 2; 105.0&gt;; ou</text:span></text:p>
      <text:p text:style-name="P1"><text:span text:style-name="T5">&lt;1; 2; 3; 102.0&gt;.</text:span></text:p>
      <text:p text:style-name="P4"><text:soft-page-break/></text:p>
      <text:p text:style-name="P1"><text:span text:style-name="T5">b) Um contrato referente ao período completo do mês </text:span><text:span text:style-name="T7">i</text:span><text:span text:style-name="T5"> ao mês </text:span><text:span text:style-name="T7">j</text:span><text:span text:style-name="T5"> jamais possui valor superior à soma dos valores de contratos que, em conjunto, perfazem o mesmo período do mês </text:span><text:span text:style-name="T7">i</text:span><text:span text:style-name="T5"> ao mês </text:span><text:span text:style-name="T7">j</text:span><text:span text:style-name="T5">. Por exemplo, o contrato &lt;1; 1; 3; 108.0&gt; tem obrigatoriamente valor menor ou igual aos valores dos contratos:</text:span></text:p>
      <text:p text:style-name="P1"><text:span text:style-name="T5">&lt;1; 1; 1; 10.0&gt; + &lt;1; 2; 2; 100.0&gt; + &lt;1; 3; 3; 10.0&gt;, cujo valor total é $120; ou</text:span></text:p>
      <text:p text:style-name="P1"><text:span text:style-name="T5">&lt;1; 1; 1; 10.0&gt; + &lt;1; 2; 3; 102.0&gt;, cujo valor total é $112; ou</text:span></text:p>
      <text:p text:style-name="P1"><text:span text:style-name="T5">&lt;1; 1; 2; 105.0&gt; + &lt;1; 3; 3; 10.0&gt;, cujo valor total é $115.</text:span></text:p>
      <text:p text:style-name="P4"/>
      <text:p text:style-name="P1"><text:span text:style-name="T11">Entrada de Dados</text:span></text:p>
      <text:p text:style-name="P4"/>
      <text:p text:style-name="P1"><text:span text:style-name="T5">O arquivo de entrada (entrada.txt) descreve uma instância do problema. A primeira linha do arquivo contém um inteiro indicando a quantidade </text:span><text:span text:style-name="T7">n</text:span><text:span text:style-name="T5"> de meses de contratação de energia, um inteiro indicando a quantidade </text:span><text:span text:style-name="T7">m</text:span><text:span text:style-name="T5"> de fornecedores de energia, e um valor contínuo indicando o valor da taxa </text:span><text:span text:style-name="T7">t</text:span><text:span text:style-name="T5"> de mudança de fornecedor. A seguir, cada linha do arquivo refere-se aos dados de um contrato diferente, indicando o fornecedor, o mês de início do fornecimento, o mês de fim do fornecimento e o valor do contrato (separados por um espaço simples). A seguir, apresenta-se um exemplo de entrada de dados. Na avaliação, o arquivo de entrada pode conter uma instância de grande porte (</text:span><text:span text:style-name="T7">n</text:span><text:span text:style-name="T5"> </text:span><text:span text:style-name="T8">≤</text:span><text:span text:style-name="T5"> 120 e </text:span><text:span text:style-name="T7">m</text:span><text:span text:style-name="T5"> </text:span><text:span text:style-name="T8">≤</text:span><text:span text:style-name="T5"> 100).</text:span></text:p>
      <text:p text:style-name="P4"/>
      <text:p text:style-name="P1"><text:span text:style-name="T11">Exemplo de Entrada de Dados</text:span></text:p>
      <text:p text:style-name="P5"/>
      <text:p text:style-name="P1"><text:span text:style-name="T10">3 2 30.0</text:span></text:p>
      <text:p text:style-name="P1"><text:span text:style-name="T10">1 1 1 10.0</text:span></text:p>
      <text:p text:style-name="P1"><text:span text:style-name="T10">1 2 2 100.0</text:span></text:p>
      <text:p text:style-name="P1"><text:span text:style-name="T10">1 3 3 10.0</text:span></text:p>
      <text:p text:style-name="P1"><text:span text:style-name="T10">1 1 2 105.0</text:span></text:p>
      <text:p text:style-name="P1"><text:span text:style-name="T10">1 2 3 102.0</text:span></text:p>
      <text:p text:style-name="P1"><text:span text:style-name="T10">1 1 3 108.0</text:span></text:p>
      <text:p text:style-name="P1"><text:span text:style-name="T10">2 1 1 80.0</text:span></text:p>
      <text:p text:style-name="P1"><text:span text:style-name="T10">2 2 2 20.0</text:span></text:p>
      <text:p text:style-name="P1"><text:soft-page-break/><text:span text:style-name="T10">2 3 3 50.0</text:span></text:p>
      <text:p text:style-name="P1"><text:span text:style-name="T10">2 1 2 95.0</text:span></text:p>
      <text:p text:style-name="P1"><text:span text:style-name="T10">2 2 3 60.0</text:span></text:p>
      <text:p text:style-name="P1"><text:span text:style-name="T10">2 1 3 115.0</text:span></text:p>
      <text:p text:style-name="P4"/>
      <text:p text:style-name="P4"/>
      <text:p text:style-name="P4"/>
      <text:p text:style-name="P4"/>
      <text:p text:style-name="P4"/>
      <text:p text:style-name="P1"><text:span text:style-name="T11">Exemplos de Soluções Viáveis (não necessariamente econômicas)</text:span></text:p>
      <text:p text:style-name="P5"/>
      <text:p text:style-name="P1"><text:span text:style-name="T5">&lt;1; 1; 3; 108.0&gt; com custo total de $108;</text:span></text:p>
      <text:p text:style-name="P1"><text:span text:style-name="T5">&lt;1; 1; 1; 10.0&gt; e &lt;2; 2; 3; 60.0&gt; com custo total de $100 = $10 + $30 + $60;</text:span></text:p>
      <text:p text:style-name="P1"><text:span text:style-name="T5">&lt;1; 1; 1; 10.0&gt;, &lt;2; 2; 2; 20.0&gt; e &lt;1; 3; 3; 10.0&gt; com custo total de $100 = $10 + $30 + $20 + $30 + $10;</text:span></text:p>
      <text:p text:style-name="P4"/>
      <text:p text:style-name="P1"><text:span text:style-name="T11">Atividades da 1</text:span><text:span text:style-name="T13">a</text:span><text:span text:style-name="T11"> entrega:</text:span></text:p>
      <text:p text:style-name="P5"/>
      <text:p text:style-name="P1"><text:span text:style-name="T11">a)</text:span><text:span text:style-name="T5"> Implementar o Algoritmo de Dijkstra, que é um algoritmo guloso, para determinar o conjunto ótimo de contratos de energia que devem ser contratados para os próximos </text:span><text:span text:style-name="T7">n</text:span><text:span text:style-name="T5"> meses e o custo total da solução. Computar o tempo de execução do algoritmo. Dica: Criar um nó artificial 0 e um nó para cada par mês/fornecedor. Os pesos das arestas do grafo devem considerar o custo dos contratos e da taxa de mudança de fornecedor. (2,0 pontos)</text:span></text:p>
      <text:p text:style-name="P6"><text:span text:style-name="T14"><text:s text:c="4"/></text:span><text:span text:style-name="T15">public</text:span><text:span text:style-name="T14"> </text:span><text:span text:style-name="T16">void</text:span><text:span text:style-name="T14"> </text:span><text:span text:style-name="T17">dijkstra</text:span><text:span text:style-name="T14">(</text:span><text:span text:style-name="T16">float</text:span><text:span text:style-name="T14">[][] </text:span><text:span text:style-name="T18">valorContratos</text:span><text:span text:style-name="T14">, </text:span><text:span text:style-name="T16">int</text:span><text:span text:style-name="T14"> </text:span><text:span text:style-name="T18">src</text:span><text:span text:style-name="T14">, </text:span><text:span text:style-name="T16">int</text:span><text:span text:style-name="T14"> </text:span><text:span text:style-name="T18">n</text:span><text:span text:style-name="T14">) {</text:span></text:p>
      <text:p text:style-name="P6"><text:span text:style-name="T14"><text:s text:c="8"/></text:span><text:span text:style-name="T16">long</text:span><text:span text:style-name="T14"> tempoInicial </text:span><text:span text:style-name="T15">=</text:span><text:span text:style-name="T14"> System.</text:span><text:span text:style-name="T17">currentTimeMillis</text:span><text:span text:style-name="T14">();</text:span></text:p>
      <text:p text:style-name="P7"/>
      <text:p text:style-name="P6"><text:soft-page-break/><text:span text:style-name="T14"><text:s text:c="8"/></text:span><text:span text:style-name="T16">float</text:span><text:span text:style-name="T14">[] dist </text:span><text:span text:style-name="T15">=</text:span><text:span text:style-name="T14"> </text:span><text:span text:style-name="T15">new</text:span><text:span text:style-name="T14"> </text:span><text:span text:style-name="T16">float</text:span><text:span text:style-name="T14">[n </text:span><text:span text:style-name="T15">+</text:span><text:span text:style-name="T14"> </text:span><text:span text:style-name="T19">1</text:span><text:span text:style-name="T14">];</text:span></text:p>
      <text:p text:style-name="P6"><text:span text:style-name="T14"><text:s text:c="8"/></text:span><text:span text:style-name="T16">Boolean</text:span><text:span text:style-name="T14">[] sptSet </text:span><text:span text:style-name="T15">=</text:span><text:span text:style-name="T14"> </text:span><text:span text:style-name="T15">new</text:span><text:span text:style-name="T14"> </text:span><text:span text:style-name="T16">Boolean</text:span><text:span text:style-name="T14">[n </text:span><text:span text:style-name="T15">+</text:span><text:span text:style-name="T14"> </text:span><text:span text:style-name="T19">1</text:span><text:span text:style-name="T14">];</text:span></text:p>
      <text:p text:style-name="P6"><text:span text:style-name="T14"><text:s text:c="8"/></text:span><text:span text:style-name="T16">int</text:span><text:span text:style-name="T14">[] pred </text:span><text:span text:style-name="T15">=</text:span><text:span text:style-name="T14"> </text:span><text:span text:style-name="T15">new</text:span><text:span text:style-name="T14"> </text:span><text:span text:style-name="T16">int</text:span><text:span text:style-name="T14">[n </text:span><text:span text:style-name="T15">+</text:span><text:span text:style-name="T14"> </text:span><text:span text:style-name="T19">1</text:span><text:span text:style-name="T14">];</text:span></text:p>
      <text:p text:style-name="P7"/>
      <text:p text:style-name="P6"><text:span text:style-name="T14"><text:s text:c="8"/></text:span><text:span text:style-name="T15">for</text:span><text:span text:style-name="T14"> (</text:span><text:span text:style-name="T16">int</text:span><text:span text:style-name="T14"> i </text:span><text:span text:style-name="T15">=</text:span><text:span text:style-name="T14"> </text:span><text:span text:style-name="T19">0</text:span><text:span text:style-name="T14">; i </text:span><text:span text:style-name="T15">&lt;</text:span><text:span text:style-name="T14"> n </text:span><text:span text:style-name="T15">+</text:span><text:span text:style-name="T14"> </text:span><text:span text:style-name="T19">1</text:span><text:span text:style-name="T14">; i</text:span><text:span text:style-name="T15">++</text:span><text:span text:style-name="T14">) {</text:span></text:p>
      <text:p text:style-name="P6"><text:span text:style-name="T14"><text:s text:c="12"/>dist[i] </text:span><text:span text:style-name="T15">=</text:span><text:span text:style-name="T14"> Integer.MAX_VALUE;</text:span></text:p>
      <text:p text:style-name="P6"><text:span text:style-name="T14"><text:s text:c="12"/>sptSet[i] </text:span><text:span text:style-name="T15">=</text:span><text:span text:style-name="T14"> </text:span><text:span text:style-name="T19">false</text:span><text:span text:style-name="T14">;</text:span></text:p>
      <text:p text:style-name="P6"><text:span text:style-name="T14"><text:s text:c="8"/>}</text:span></text:p>
      <text:p text:style-name="P7"/>
      <text:p text:style-name="P6"><text:span text:style-name="T14"><text:s text:c="8"/>dist[src] </text:span><text:span text:style-name="T15">=</text:span><text:span text:style-name="T14"> </text:span><text:span text:style-name="T19">0</text:span><text:span text:style-name="T14">;</text:span></text:p>
      <text:p text:style-name="P7"/>
      <text:p text:style-name="P6"><text:span text:style-name="T14"><text:s text:c="8"/></text:span><text:span text:style-name="T15">for</text:span><text:span text:style-name="T14"> (</text:span><text:span text:style-name="T16">int</text:span><text:span text:style-name="T14"> count </text:span><text:span text:style-name="T15">=</text:span><text:span text:style-name="T14"> </text:span><text:span text:style-name="T19">0</text:span><text:span text:style-name="T14">; count </text:span><text:span text:style-name="T15">&lt;</text:span><text:span text:style-name="T14"> n; count</text:span><text:span text:style-name="T15">++</text:span><text:span text:style-name="T14">) {</text:span></text:p>
      <text:p text:style-name="P6"><text:span text:style-name="T14"><text:s text:c="12"/></text:span><text:span text:style-name="T16">int</text:span><text:span text:style-name="T14"> u </text:span><text:span text:style-name="T15">=</text:span><text:span text:style-name="T14"> </text:span><text:span text:style-name="T17">minDistance</text:span><text:span text:style-name="T14">(dist, sptSet);</text:span></text:p>
      <text:p text:style-name="P7"/>
      <text:p text:style-name="P6"><text:span text:style-name="T14"><text:s text:c="12"/>sptSet[u] </text:span><text:span text:style-name="T15">=</text:span><text:span text:style-name="T14"> </text:span><text:span text:style-name="T19">true</text:span><text:span text:style-name="T14">;</text:span></text:p>
      <text:p text:style-name="P7"/>
      <text:p text:style-name="P6"><text:span text:style-name="T14"><text:s text:c="12"/></text:span><text:span text:style-name="T15">for</text:span><text:span text:style-name="T14"> (</text:span><text:span text:style-name="T16">int</text:span><text:span text:style-name="T14"> v </text:span><text:span text:style-name="T15">=</text:span><text:span text:style-name="T14"> </text:span><text:span text:style-name="T19">0</text:span><text:span text:style-name="T14">; v </text:span><text:span text:style-name="T15">&lt;</text:span><text:span text:style-name="T14"> n </text:span><text:span text:style-name="T15">+</text:span><text:span text:style-name="T14"> </text:span><text:span text:style-name="T19">1</text:span><text:span text:style-name="T14">; v</text:span><text:span text:style-name="T15">++</text:span><text:span text:style-name="T14">) {</text:span></text:p>
      <text:p text:style-name="P6"><text:span text:style-name="T14"><text:s text:c="16"/></text:span><text:span text:style-name="T15">if</text:span><text:span text:style-name="T14"> (</text:span><text:span text:style-name="T15">!</text:span><text:span text:style-name="T14">sptSet[v] </text:span><text:span text:style-name="T15">&amp;&amp;</text:span><text:span text:style-name="T14"> </text:span><text:span text:style-name="T20">this</text:span><text:span text:style-name="T14">.valorContratos[u][v] </text:span><text:span text:style-name="T15">!=</text:span><text:span text:style-name="T14"> </text:span><text:span text:style-name="T19">0</text:span><text:span text:style-name="T14"> </text:span><text:span text:style-name="T15">&amp;&amp;</text:span><text:span text:style-name="T14"> dist[u] </text:span><text:span text:style-name="T15">!=</text:span><text:span text:style-name="T14"> Integer.MAX_VALUE </text:span><text:span text:style-name="T15">&amp;&amp;</text:span><text:span text:style-name="T14"> dist[u] </text:span><text:span text:style-name="T15">+</text:span><text:span text:style-name="T14"> </text:span><text:span text:style-name="T20">this</text:span><text:span text:style-name="T14">.valorContratos[u][v] </text:span><text:span text:style-name="T15">&lt;</text:span><text:span text:style-name="T14"> dist[v]) {</text:span></text:p>
      <text:p text:style-name="P6"><text:span text:style-name="T14"><text:s text:c="20"/>dist[v] </text:span><text:span text:style-name="T15">=</text:span><text:span text:style-name="T14"> dist[u] </text:span><text:span text:style-name="T15">+</text:span><text:span text:style-name="T14"> </text:span><text:span text:style-name="T20">this</text:span><text:span text:style-name="T14">.valorContratos[u][v];</text:span></text:p>
      <text:p text:style-name="P6"><text:span text:style-name="T14"><text:s text:c="20"/>pred[v] </text:span><text:span text:style-name="T15">=</text:span><text:span text:style-name="T14"> u;</text:span></text:p>
      <text:p text:style-name="P6"><text:span text:style-name="T14"><text:s text:c="16"/>}</text:span></text:p>
      <text:p text:style-name="P6"><text:soft-page-break/><text:span text:style-name="T14"><text:s text:c="12"/>}</text:span></text:p>
      <text:p text:style-name="P6"><text:span text:style-name="T14"><text:s text:c="8"/>}</text:span></text:p>
      <text:p text:style-name="P7"/>
      <text:p text:style-name="P6"><text:span text:style-name="T21">// <text:s text:c="7"/>System.out.println("---" + dist[n]);</text:span></text:p>
      <text:p text:style-name="P7"/>
      <text:p text:style-name="P6"><text:span text:style-name="T14"><text:s text:c="8"/></text:span><text:span text:style-name="T16">long</text:span><text:span text:style-name="T14"> tempoFinal </text:span><text:span text:style-name="T15">=</text:span><text:span text:style-name="T14"> System.</text:span><text:span text:style-name="T17">currentTimeMillis</text:span><text:span text:style-name="T14">();</text:span></text:p>
      <text:p text:style-name="P7"/>
      <text:p text:style-name="P6"><text:span text:style-name="T14"><text:s text:c="8"/>System.out.</text:span><text:span text:style-name="T17">println</text:span><text:span text:style-name="T14">(</text:span><text:span text:style-name="T22">"</text:span><text:span text:style-name="T23">dijkstra: </text:span><text:span text:style-name="T22">"</text:span><text:span text:style-name="T14"> </text:span><text:span text:style-name="T15">+</text:span><text:span text:style-name="T14"> (tempoFinal </text:span><text:span text:style-name="T15">-</text:span><text:span text:style-name="T14"> tempoInicial) </text:span><text:span text:style-name="T15">/</text:span><text:span text:style-name="T14"> </text:span><text:span text:style-name="T19">1000f</text:span><text:span text:style-name="T14"> </text:span><text:span text:style-name="T15">+</text:span><text:span text:style-name="T14"> </text:span><text:span text:style-name="T22">"</text:span><text:span text:style-name="T23"> segundos</text:span><text:span text:style-name="T22">"</text:span><text:span text:style-name="T14">);</text:span></text:p>
      <text:p text:style-name="P7"/>
      <text:p text:style-name="P6"><text:span text:style-name="T14"><text:s text:c="8"/></text:span><text:span text:style-name="T17">printSolution</text:span><text:span text:style-name="T14">(pred);</text:span></text:p>
      <text:p text:style-name="P6"><text:span text:style-name="T14"><text:s text:c="4"/>}</text:span></text:p>
      <text:p text:style-name="P8"/>
      <text:p text:style-name="P8"/>
      <text:p text:style-name="P6"><text:span text:style-name="T14"><text:s text:c="4"/></text:span><text:span text:style-name="T15">public</text:span><text:span text:style-name="T14"> </text:span><text:span text:style-name="T16">int</text:span><text:span text:style-name="T14"> </text:span><text:span text:style-name="T17">minDistance</text:span><text:span text:style-name="T14">(</text:span><text:span text:style-name="T16">float</text:span><text:span text:style-name="T14">[] </text:span><text:span text:style-name="T18">dist</text:span><text:span text:style-name="T14">, </text:span><text:span text:style-name="T16">Boolean</text:span><text:span text:style-name="T14">[] </text:span><text:span text:style-name="T18">sptSet</text:span><text:span text:style-name="T14">) {</text:span></text:p>
      <text:p text:style-name="P6"><text:span text:style-name="T14"><text:s text:c="8"/></text:span><text:span text:style-name="T16">float</text:span><text:span text:style-name="T14"> min </text:span><text:span text:style-name="T15">=</text:span><text:span text:style-name="T14"> Integer.MAX_VALUE;</text:span></text:p>
      <text:p text:style-name="P6"><text:span text:style-name="T14"><text:s text:c="8"/></text:span><text:span text:style-name="T16">int</text:span><text:span text:style-name="T14"> min_index </text:span><text:span text:style-name="T15">=</text:span><text:span text:style-name="T14"> </text:span><text:span text:style-name="T15">-</text:span><text:span text:style-name="T19">1</text:span><text:span text:style-name="T14">;</text:span></text:p>
      <text:p text:style-name="P7"/>
      <text:p text:style-name="P6"><text:span text:style-name="T14"><text:s text:c="8"/></text:span><text:span text:style-name="T15">for</text:span><text:span text:style-name="T14"> (</text:span><text:span text:style-name="T16">int</text:span><text:span text:style-name="T14"> v </text:span><text:span text:style-name="T15">=</text:span><text:span text:style-name="T14"> </text:span><text:span text:style-name="T19">0</text:span><text:span text:style-name="T14">; v </text:span><text:span text:style-name="T15">&lt;</text:span><text:span text:style-name="T14"> mesesCount </text:span><text:span text:style-name="T15">+</text:span><text:span text:style-name="T14"> </text:span><text:span text:style-name="T19">1</text:span><text:span text:style-name="T14">; v</text:span><text:span text:style-name="T15">++</text:span><text:span text:style-name="T14">) {</text:span></text:p>
      <text:p text:style-name="P6"><text:span text:style-name="T14"><text:s text:c="12"/></text:span><text:span text:style-name="T15">if</text:span><text:span text:style-name="T14"> (</text:span><text:span text:style-name="T15">!</text:span><text:span text:style-name="T14">sptSet[v] </text:span><text:span text:style-name="T15">&amp;&amp;</text:span><text:span text:style-name="T14"> dist[v] </text:span><text:span text:style-name="T15">&lt;=</text:span><text:span text:style-name="T14"> min) {</text:span></text:p>
      <text:p text:style-name="P6"><text:span text:style-name="T14"><text:s text:c="16"/>min </text:span><text:span text:style-name="T15">=</text:span><text:span text:style-name="T14"> dist[v];</text:span></text:p>
      <text:p text:style-name="P6"><text:span text:style-name="T14"><text:s text:c="16"/>min_index </text:span><text:span text:style-name="T15">=</text:span><text:span text:style-name="T14"> v;</text:span></text:p>
      <text:p text:style-name="P6"><text:soft-page-break/><text:span text:style-name="T14"><text:s text:c="12"/>}</text:span></text:p>
      <text:p text:style-name="P6"><text:span text:style-name="T14"><text:s text:c="8"/>}</text:span></text:p>
      <text:p text:style-name="P7"/>
      <text:p text:style-name="P6"><text:span text:style-name="T14"><text:s text:c="8"/></text:span><text:span text:style-name="T15">return</text:span><text:span text:style-name="T14"> min_index;</text:span></text:p>
      <text:p text:style-name="P6"><text:span text:style-name="T14"><text:s text:c="4"/>}</text:span></text:p>
      <text:p text:style-name="P8"/>
      <text:p text:style-name="P8"/>
      <text:p text:style-name="P1"/>
      <text:p text:style-name="P1"><text:span text:style-name="T11">b)</text:span><text:span text:style-name="T5"> Apresentar a complexidade da função descrita no item anterior, fazendo uso de notação assintótica e tendo como parâmetros somente a quantidade </text:span><text:span text:style-name="T7">n</text:span><text:span text:style-name="T5"> de meses e a quantidade </text:span><text:span text:style-name="T7">m</text:span><text:span text:style-name="T5"> de fornecedores. (1,0 ponto)</text:span></text:p>
      <text:p text:style-name="P1"/>
      <text:p text:style-name="P1"><text:span text:style-name="T24">R : <text:s/></text:span><text:span text:style-name="T25">Θ</text:span><text:span text:style-name="T24">(n^3)</text:span></text:p>
      <text:p text:style-name="P8"/>
      <text:p text:style-name="P1"><text:span text:style-name="T11">c)</text:span><text:span text:style-name="T5"> Implementar um algoritmo recursivo utilizando uma escolha gulosa para determinar quais contratos de energia devem ser contratados para os próximos </text:span><text:span text:style-name="T7">n</text:span><text:span text:style-name="T5"> meses e o custo total da solução. O algoritmo guloso deve partir do contrato de menor valor referente ao período completo do mês </text:span><text:span text:style-name="T7">i</text:span><text:span text:style-name="T5">=1 ao mês </text:span><text:span text:style-name="T7">j</text:span><text:span text:style-name="T5">=</text:span><text:span text:style-name="T7">n</text:span><text:span text:style-name="T5"> e verificar se há uma alternativa melhor a partir da combinação de dois contratos individuais de fornecedores diferentes (de </text:span><text:span text:style-name="T7">i</text:span><text:span text:style-name="T5"> até </text:span><text:span text:style-name="T7">k</text:span><text:span text:style-name="T5"> e de </text:span><text:span text:style-name="T7">k</text:span><text:span text:style-name="T5">+1 até </text:span><text:span text:style-name="T7">j</text:span><text:span text:style-name="T5">), considerando o custo dos contratos e também da taxa de mudança de fornecedor. Após a escolha da melhor alternativa, caso haja, recursivamente, resolver os subproblemas de </text:span><text:span text:style-name="T7">i</text:span><text:span text:style-name="T5"> até </text:span><text:span text:style-name="T7">k</text:span><text:span text:style-name="T5"> e de </text:span><text:span text:style-name="T7">k</text:span><text:span text:style-name="T5">+1 até </text:span><text:span text:style-name="T7">j</text:span><text:span text:style-name="T5">. Computar o tempo de execução do algoritmo. Dica: Criar as matrizes auxiliares </text:span><text:span text:style-name="T7">p</text:span><text:span text:style-name="T5"> e </text:span><text:span text:style-name="T7">q</text:span><text:span text:style-name="T5"> para armazenar, respectivamente, o valor do contrato mais barato referente ao período do mês </text:span><text:span text:style-name="T7">i</text:span><text:span text:style-name="T5"> ao mês </text:span><text:span text:style-name="T7">j</text:span><text:span text:style-name="T5"> e o fornecedor deste contrato. (2,0 pontos)</text:span></text:p>
      <text:p text:style-name="P1"/>
      <text:p text:style-name="P6"><text:span text:style-name="T14"><text:s text:c="4"/></text:span><text:span text:style-name="T15">public</text:span><text:span text:style-name="T14"> </text:span><text:span text:style-name="T16">float</text:span><text:span text:style-name="T14"> </text:span><text:span text:style-name="T17">guloso</text:span><text:span text:style-name="T14">(</text:span><text:span text:style-name="T16">int</text:span><text:span text:style-name="T14"> </text:span><text:span text:style-name="T18">begin</text:span><text:span text:style-name="T14">, </text:span><text:span text:style-name="T16">int</text:span><text:span text:style-name="T14"> </text:span><text:span text:style-name="T18">end</text:span><text:span text:style-name="T14">) {</text:span></text:p>
      <text:p text:style-name="P7"/>
      <text:p text:style-name="P6"><text:span text:style-name="T14"><text:s text:c="8"/></text:span><text:span text:style-name="T16">float</text:span><text:span text:style-name="T14"> qMin </text:span><text:span text:style-name="T15">=</text:span><text:span text:style-name="T14"> </text:span><text:span text:style-name="T20">this</text:span><text:span text:style-name="T14">.valorContratos[begin][end];</text:span></text:p>
      <text:p text:style-name="P6"><text:span text:style-name="T14"><text:s text:c="8"/></text:span><text:span text:style-name="T16">int</text:span><text:span text:style-name="T14"> kMin </text:span><text:span text:style-name="T15">=</text:span><text:span text:style-name="T14"> </text:span><text:span text:style-name="T15">-</text:span><text:span text:style-name="T19">1</text:span><text:span text:style-name="T14">;</text:span></text:p>
      <text:p text:style-name="P7"/>
      <text:p text:style-name="P6"><text:span text:style-name="T14"><text:s text:c="8"/></text:span><text:span text:style-name="T15">for</text:span><text:span text:style-name="T14"> (</text:span><text:span text:style-name="T16">int</text:span><text:span text:style-name="T14"> i </text:span><text:span text:style-name="T15">=</text:span><text:span text:style-name="T14"> begin </text:span><text:span text:style-name="T15">+</text:span><text:span text:style-name="T14"> </text:span><text:span text:style-name="T19">1</text:span><text:span text:style-name="T14">; i </text:span><text:span text:style-name="T15">&lt;</text:span><text:span text:style-name="T14"> end; i</text:span><text:span text:style-name="T15">++</text:span><text:span text:style-name="T14">) {</text:span></text:p>
      <text:p text:style-name="P6"><text:span text:style-name="T14"><text:s text:c="12"/></text:span><text:span text:style-name="T15">if</text:span><text:span text:style-name="T14"> (qMin </text:span><text:span text:style-name="T15">&gt;</text:span><text:span text:style-name="T14"> </text:span><text:span text:style-name="T20">this</text:span><text:span text:style-name="T14">.valorContratos[begin][i] </text:span><text:span text:style-name="T15">+</text:span><text:span text:style-name="T14"> </text:span><text:span text:style-name="T20">this</text:span><text:span text:style-name="T14">.valorContratos[i][end]) {</text:span></text:p>
      <text:p text:style-name="P6"><text:soft-page-break/><text:span text:style-name="T14"><text:s text:c="16"/>kMin </text:span><text:span text:style-name="T15">=</text:span><text:span text:style-name="T14"> i;</text:span></text:p>
      <text:p text:style-name="P6"><text:span text:style-name="T14"><text:s text:c="16"/>qMin </text:span><text:span text:style-name="T15">=</text:span><text:span text:style-name="T14"> </text:span><text:span text:style-name="T20">this</text:span><text:span text:style-name="T14">.valorContratos[begin][i] </text:span><text:span text:style-name="T15">+</text:span><text:span text:style-name="T14"> </text:span><text:span text:style-name="T20">this</text:span><text:span text:style-name="T14">.valorContratos[i][end];</text:span></text:p>
      <text:p text:style-name="P6"><text:span text:style-name="T14"><text:s text:c="12"/>}</text:span></text:p>
      <text:p text:style-name="P6"><text:span text:style-name="T14"><text:s text:c="8"/>}</text:span></text:p>
      <text:p text:style-name="P7"/>
      <text:p text:style-name="P6"><text:span text:style-name="T14"><text:s text:c="8"/></text:span><text:span text:style-name="T15">if</text:span><text:span text:style-name="T14"> (kMin </text:span><text:span text:style-name="T15">==</text:span><text:span text:style-name="T14"> </text:span><text:span text:style-name="T15">-</text:span><text:span text:style-name="T19">1</text:span><text:span text:style-name="T14">) {</text:span></text:p>
      <text:p text:style-name="P6"><text:span text:style-name="T21">// <text:s text:c="11"/>System.out.println(qMin);</text:span></text:p>
      <text:p text:style-name="P6"><text:span text:style-name="T14"><text:s text:c="12"/></text:span><text:span text:style-name="T15">return</text:span><text:span text:style-name="T14"> qMin;</text:span></text:p>
      <text:p text:style-name="P6"><text:span text:style-name="T14"><text:s text:c="8"/>}</text:span></text:p>
      <text:p text:style-name="P7"/>
      <text:p text:style-name="P6"><text:span text:style-name="T14"><text:s text:c="8"/></text:span><text:span text:style-name="T16">float</text:span><text:span text:style-name="T14"> qEsq </text:span><text:span text:style-name="T15">=</text:span><text:span text:style-name="T14"> </text:span><text:span text:style-name="T17">guloso</text:span><text:span text:style-name="T14">(begin, kMin);</text:span></text:p>
      <text:p text:style-name="P6"><text:span text:style-name="T14"><text:s text:c="8"/></text:span><text:span text:style-name="T16">float</text:span><text:span text:style-name="T14"> qDir </text:span><text:span text:style-name="T15">=</text:span><text:span text:style-name="T14"> </text:span><text:span text:style-name="T17">guloso</text:span><text:span text:style-name="T14">(kMin, end);</text:span></text:p>
      <text:p text:style-name="P7"/>
      <text:p text:style-name="P6"><text:span text:style-name="T14"><text:s text:c="8"/></text:span><text:span text:style-name="T15">return</text:span><text:span text:style-name="T14"> qEsq </text:span><text:span text:style-name="T15">+</text:span><text:span text:style-name="T14"> qDir;</text:span></text:p>
      <text:p text:style-name="P6"><text:span text:style-name="T14"><text:s text:c="4"/>}</text:span></text:p>
      <text:p text:style-name="P8"/>
      <text:p text:style-name="P1"/>
      <text:p text:style-name="P1"><text:span text:style-name="T11">d)</text:span><text:span text:style-name="T5"> Apresentar a complexidade da função descrita no item anterior, fazendo uso de notação assintótica e tendo como parâmetros somente a quantidade </text:span><text:span text:style-name="T7">n</text:span><text:span text:style-name="T5"> de meses e a quantidade </text:span><text:span text:style-name="T7">m</text:span><text:span text:style-name="T5"> de fornecedores. (1,0 ponto)</text:span></text:p>
      <text:p text:style-name="P1"/>
      <text:p text:style-name="P1"><text:span text:style-name="T24">R: </text:span><text:span text:style-name="T25">Θ(n lg(n))</text:span></text:p>
      <text:p text:style-name="P1"/>
      <text:p text:style-name="P1"><text:soft-page-break/><text:span text:style-name="T11">e)</text:span><text:span text:style-name="T5"> Implementar um algoritmo em programação dinâmica para determinar o conjunto ótimo de contratos de energia que devem ser contratados para os próximos </text:span><text:span text:style-name="T7">n</text:span><text:span text:style-name="T5"> meses e o custo total da solução. Computar o tempo de execução do algoritmo. Dica: Criar as matrizes auxiliares </text:span><text:span text:style-name="T7">p</text:span><text:span text:style-name="T5"> e </text:span><text:span text:style-name="T7">q</text:span><text:span text:style-name="T5"> para armazenar, respectivamente, o valor do contrato mais barato referente ao período do mês </text:span><text:span text:style-name="T7">i</text:span><text:span text:style-name="T5"> ao mês </text:span><text:span text:style-name="T7">j</text:span><text:span text:style-name="T5"> e o fornecedor deste contrato. O vetor </text:span><text:span text:style-name="T7">p</text:span><text:span text:style-name="T5"> será utilizado para inicializar cada elemento da matriz de custos da solução dinâmica e o vetor </text:span><text:span text:style-name="T7">q</text:span><text:span text:style-name="T5"> será utilizado para auxiliar na reconstrução da solução. (3,0 pontos)</text:span></text:p>
      <text:p text:style-name="P1"/>
      <text:p text:style-name="P6"><text:span text:style-name="T14"><text:s text:c="4"/></text:span><text:span text:style-name="T15">public</text:span><text:span text:style-name="T14"> </text:span><text:span text:style-name="T16">void</text:span><text:span text:style-name="T14"> </text:span><text:span text:style-name="T17">contratoDinamico</text:span><text:span text:style-name="T14">(</text:span><text:span text:style-name="T16">float</text:span><text:span text:style-name="T14">[][] </text:span><text:span text:style-name="T18">contratos</text:span><text:span text:style-name="T14">, </text:span><text:span text:style-name="T16">int</text:span><text:span text:style-name="T14">[][] </text:span><text:span text:style-name="T18">fornecedores</text:span><text:span text:style-name="T14">, </text:span><text:span text:style-name="T16">int</text:span><text:span text:style-name="T14"> </text:span><text:span text:style-name="T18">fim</text:span><text:span text:style-name="T14">) {</text:span></text:p>
      <text:p text:style-name="P6"><text:span text:style-name="T14"><text:s text:c="8"/></text:span><text:span text:style-name="T16">long</text:span><text:span text:style-name="T14"> tempoInicial </text:span><text:span text:style-name="T15">=</text:span><text:span text:style-name="T14"> System.</text:span><text:span text:style-name="T17">currentTimeMillis</text:span><text:span text:style-name="T14">();</text:span></text:p>
      <text:p text:style-name="P7"/>
      <text:p text:style-name="P6"><text:span text:style-name="T14"><text:s text:c="8"/></text:span><text:span text:style-name="T16">float</text:span><text:span text:style-name="T14"> m[][] </text:span><text:span text:style-name="T15">=</text:span><text:span text:style-name="T14"> </text:span><text:span text:style-name="T15">new</text:span><text:span text:style-name="T14"> </text:span><text:span text:style-name="T16">float</text:span><text:span text:style-name="T14">[fim][fim];</text:span></text:p>
      <text:p text:style-name="P6"><text:span text:style-name="T14"><text:s text:c="8"/></text:span><text:span text:style-name="T16">int</text:span><text:span text:style-name="T14"> s[][] </text:span><text:span text:style-name="T15">=</text:span><text:span text:style-name="T14"> </text:span><text:span text:style-name="T15">new</text:span><text:span text:style-name="T14"> </text:span><text:span text:style-name="T16">int</text:span><text:span text:style-name="T14">[fim][fim];</text:span></text:p>
      <text:p text:style-name="P7"/>
      <text:p text:style-name="P6"><text:span text:style-name="T14"><text:s text:c="8"/></text:span><text:span text:style-name="T15">for</text:span><text:span text:style-name="T14"> (</text:span><text:span text:style-name="T16">int</text:span><text:span text:style-name="T14"> l </text:span><text:span text:style-name="T15">=</text:span><text:span text:style-name="T14"> </text:span><text:span text:style-name="T19">1</text:span><text:span text:style-name="T14">; l </text:span><text:span text:style-name="T15">&lt;</text:span><text:span text:style-name="T14"> fim; l</text:span><text:span text:style-name="T15">++</text:span><text:span text:style-name="T14">) {</text:span></text:p>
      <text:p text:style-name="P6"><text:span text:style-name="T14"><text:s text:c="12"/></text:span><text:span text:style-name="T15">for</text:span><text:span text:style-name="T14"> (</text:span><text:span text:style-name="T16">int</text:span><text:span text:style-name="T14"> i </text:span><text:span text:style-name="T15">=</text:span><text:span text:style-name="T14"> </text:span><text:span text:style-name="T19">1</text:span><text:span text:style-name="T14">; i </text:span><text:span text:style-name="T15">&lt;=</text:span><text:span text:style-name="T14"> fim </text:span><text:span text:style-name="T15">-</text:span><text:span text:style-name="T14"> l; i</text:span><text:span text:style-name="T15">++</text:span><text:span text:style-name="T14">) {</text:span></text:p>
      <text:p text:style-name="P6"><text:span text:style-name="T14"><text:s text:c="16"/></text:span><text:span text:style-name="T16">int</text:span><text:span text:style-name="T14"> j </text:span><text:span text:style-name="T15">=</text:span><text:span text:style-name="T14"> i </text:span><text:span text:style-name="T15">+</text:span><text:span text:style-name="T14"> l </text:span><text:span text:style-name="T15">-</text:span><text:span text:style-name="T14"> </text:span><text:span text:style-name="T19">1</text:span><text:span text:style-name="T14">;</text:span></text:p>
      <text:p text:style-name="P6"><text:span text:style-name="T14"><text:s text:c="16"/>m[i][j] </text:span><text:span text:style-name="T15">=</text:span><text:span text:style-name="T14"> contratos[i][j];</text:span></text:p>
      <text:p text:style-name="P6"><text:span text:style-name="T14"><text:s text:c="16"/>s[i][j] </text:span><text:span text:style-name="T15">=</text:span><text:span text:style-name="T14"> j;</text:span></text:p>
      <text:p text:style-name="P7"/>
      <text:p text:style-name="P6"><text:span text:style-name="T14"><text:s text:c="16"/></text:span><text:span text:style-name="T15">for</text:span><text:span text:style-name="T14"> (</text:span><text:span text:style-name="T16">int</text:span><text:span text:style-name="T14"> k </text:span><text:span text:style-name="T15">=</text:span><text:span text:style-name="T14"> i; k </text:span><text:span text:style-name="T15">&lt;</text:span><text:span text:style-name="T14"> j; k</text:span><text:span text:style-name="T15">++</text:span><text:span text:style-name="T14">) {</text:span></text:p>
      <text:p text:style-name="P6"><text:span text:style-name="T14"><text:s text:c="20"/></text:span><text:span text:style-name="T16">float</text:span><text:span text:style-name="T14"> q </text:span><text:span text:style-name="T15">=</text:span><text:span text:style-name="T14"> m[i][k] </text:span><text:span text:style-name="T15">+</text:span><text:span text:style-name="T14"> m[k </text:span><text:span text:style-name="T15">+</text:span><text:span text:style-name="T14"> </text:span><text:span text:style-name="T19">1</text:span><text:span text:style-name="T14">][j];</text:span></text:p>
      <text:p text:style-name="P6"><text:span text:style-name="T14"><text:s text:c="20"/></text:span><text:span text:style-name="T15">if</text:span><text:span text:style-name="T14"> (q </text:span><text:span text:style-name="T15">&lt;</text:span><text:span text:style-name="T14"> m[i][j]) {</text:span></text:p>
      <text:p text:style-name="P6"><text:span text:style-name="T14"><text:s text:c="24"/>m[i][j] </text:span><text:span text:style-name="T15">=</text:span><text:span text:style-name="T14"> q;</text:span></text:p>
      <text:p text:style-name="P6"><text:span text:style-name="T14"><text:s text:c="24"/>s[i][j] </text:span><text:span text:style-name="T15">=</text:span><text:span text:style-name="T14"> k;</text:span></text:p>
      <text:p text:style-name="P6"><text:span text:style-name="T14"><text:s text:c="20"/>}</text:span></text:p>
      <text:p text:style-name="P6"><text:span text:style-name="T14"><text:s text:c="16"/>}</text:span></text:p>
      <text:p text:style-name="P6"><text:soft-page-break/><text:span text:style-name="T14"><text:s text:c="12"/>}</text:span></text:p>
      <text:p text:style-name="P6"><text:span text:style-name="T14"><text:s text:c="8"/>}</text:span></text:p>
      <text:p text:style-name="P7"/>
      <text:p text:style-name="P6"><text:span text:style-name="T14"><text:s text:c="8"/></text:span><text:span text:style-name="T17">imprime</text:span><text:span text:style-name="T14">(s, contratos, fornecedores, </text:span><text:span text:style-name="T19">1</text:span><text:span text:style-name="T14">, fim </text:span><text:span text:style-name="T15">-</text:span><text:span text:style-name="T14"> </text:span><text:span text:style-name="T19">1</text:span><text:span text:style-name="T14">);</text:span></text:p>
      <text:p text:style-name="P6"><text:span text:style-name="T14"><text:s text:c="8"/>System.out.</text:span><text:span text:style-name="T17">printf</text:span><text:span text:style-name="T14">(</text:span><text:span text:style-name="T22">"</text:span><text:span text:style-name="T23">Total: %1.1f</text:span><text:span text:style-name="T15">\n</text:span><text:span text:style-name="T22">"</text:span><text:span text:style-name="T14">, m[</text:span><text:span text:style-name="T19">1</text:span><text:span text:style-name="T14">][fim </text:span><text:span text:style-name="T15">-</text:span><text:span text:style-name="T14"> </text:span><text:span text:style-name="T19">1</text:span><text:span text:style-name="T14">]);</text:span></text:p>
      <text:p text:style-name="P7"/>
      <text:p text:style-name="P6"><text:span text:style-name="T14"><text:s text:c="8"/></text:span><text:span text:style-name="T16">long</text:span><text:span text:style-name="T14"> tempoFinal </text:span><text:span text:style-name="T15">=</text:span><text:span text:style-name="T14"> System.</text:span><text:span text:style-name="T17">currentTimeMillis</text:span><text:span text:style-name="T14">();</text:span></text:p>
      <text:p text:style-name="P6"><text:span text:style-name="T14"><text:s text:c="8"/>System.out.</text:span><text:span text:style-name="T17">println</text:span><text:span text:style-name="T14">(</text:span><text:span text:style-name="T22">"</text:span><text:span text:style-name="T23">dinamico: </text:span><text:span text:style-name="T22">"</text:span><text:span text:style-name="T14"> </text:span><text:span text:style-name="T15">+</text:span><text:span text:style-name="T14"> (tempoFinal </text:span><text:span text:style-name="T15">-</text:span><text:span text:style-name="T14"> tempoInicial) </text:span><text:span text:style-name="T15">/</text:span><text:span text:style-name="T14"> </text:span><text:span text:style-name="T19">1000f</text:span><text:span text:style-name="T14"> </text:span><text:span text:style-name="T15">+</text:span><text:span text:style-name="T14"> </text:span><text:span text:style-name="T22">"</text:span><text:span text:style-name="T23"> segundos</text:span><text:span text:style-name="T22">"</text:span><text:span text:style-name="T14">);</text:span></text:p>
      <text:p text:style-name="P6"><text:span text:style-name="T14"><text:s text:c="4"/>}</text:span></text:p>
      <text:p text:style-name="P1"/>
      <text:p text:style-name="P1"/>
      <text:p text:style-name="P1"><text:span text:style-name="T11">f)</text:span><text:span text:style-name="T5"> Apresentar a complexidade da função descrita no item anterior, fazendo uso de notação assintótica e tendo como parâmetros somente a quantidade </text:span><text:span text:style-name="T7">n</text:span><text:span text:style-name="T5"> de meses e a quantidade </text:span><text:span text:style-name="T7">m</text:span><text:span text:style-name="T5"> de fornecedores. (1,0 ponto)</text:span></text:p>
      <text:p text:style-name="P1"><text:span text:style-name="T24">R: </text:span><text:span text:style-name="T25">Θ</text:span><text:span text:style-name="T24">(n^3)</text:span></text:p>
      <text:p text:style-name="P1"/>
      <text:p text:style-name="P1"><text:span text:style-name="T24">imprimir: </text:span><text:span text:style-name="T25">Θ(n² * m lg(n² * m))</text:span></text:p>
      <text:p text:style-name="P1"/>
      <text:p text:style-name="P1"><text:span text:style-name="T11">Critérios de avaliação:</text:span></text:p>
      <text:p text:style-name="P4"/>
      <text:p text:style-name="P1"><text:span text:style-name="T11">a)</text:span><text:span text:style-name="T5"> Os itens serão avaliados de forma binária – certo ou errado –, atribuindo-se a pontuação indicada em caso de acerto. Não serão consideradas implementações parciais das funcionalidades;</text:span></text:p>
      <text:p text:style-name="P1"><text:span text:style-name="T11">b)</text:span><text:span text:style-name="T5"> As funções devem ser implementadas em subrotinas específicas com código próprio, sem chamadas a rotinas da linguagem que sejam objeto de estudo do trabalho (como busca, ordenação, etc.). Caso não seja atendido este critério, a equipe não terá a pontuação do item;</text:span></text:p>
      <text:p text:style-name="P1"><text:span text:style-name="T11">c)</text:span><text:span text:style-name="T5"> A equipe deverá apresentar seu trabalho e, caso não demonstre conhecimento sobre a implementação que apresenta como sendo de sua autoria, não terá a pontuação do item;</text:span></text:p>
      <text:p text:style-name="P1"><text:soft-page-break/><text:span text:style-name="T11">d)</text:span><text:span text:style-name="T5"> Cada integrante deve ter participação ativa no desenvolvimento do trabalho, visando a cobertura e o entendimento integral dos requisitos do trabalho para obter participação de 100%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aramond1" svg:font-family="Garamond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text-indent="-0.3in" style:auto-text-indent="false" fo:keep-with-next="always"/>
      <style:text-properties style:font-name="Garamond" fo:font-family="Garamond" style:font-family-generic="roman" style:font-pitch="variable" style:text-underline-style="solid" style:text-underline-width="auto" style:text-underline-color="font-color" style:font-name-asian="Garamond1" style:font-family-asian="Garamond" style:font-family-generic-asian="system" style:font-pitch-asian="variable" style:font-name-complex="Garamond1" style:font-family-complex="Garamond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text-indent="-0.4in" style:auto-text-indent="false" fo:keep-with-next="always"/>
      <style:text-properties fo:font-size="24pt" fo:font-weight="bold" style:font-size-asian="24pt" style:font-weight-asian="bold" style:font-size-complex="2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keep-with-next="always"/>
      <style:text-properties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/>
    </style:style>
    <style:style style:name="ListLabel_20_1" style:display-name="ListLabel 1" style:family="text">
      <style:text-properties fo:color="#000000"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154in" fo:margin-bottom="0.5118in" fo:margin-left="0.5909in" fo:margin-right="0.5909in" style:writing-mode="lr-tb" style:layout-grid-color="#c0c0c0" style:layout-grid-lines="275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142" meta:word-count="2045" meta:character-count="12796" meta:non-whitespace-character-count="10079"/>
    <meta:generator>LibreOfficeDev/6.0.5.2$Linux_X86_64 LibreOffice_project/</meta:generator>
  </office:meta>
</office:document-meta>
</file>